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00ff" fo:min-height="0.71cm"/>
    </style:style>
    <style:style style:name="gr2" style:family="graphic" style:parent-style-name="standard">
      <style:graphic-properties draw:stroke="solid" svg:stroke-color="#000000" draw:fill="solid" draw:fill-color="#ff950e" fo:min-height="0.71cm"/>
    </style:style>
    <style:style style:name="gr3" style:family="graphic" style:parent-style-name="standard">
      <style:graphic-properties draw:stroke="solid" svg:stroke-color="#000000" draw:fill="solid" draw:fill-color="#c0c0c0" fo:min-height="0.71cm"/>
    </style:style>
    <style:style style:name="gr4" style:family="graphic" style:parent-style-name="standard">
      <style:graphic-properties draw:stroke="solid" svg:stroke-color="#000000" draw:fill="solid" draw:fill-color="#ffff66" fo:min-height="0.71cm"/>
    </style:style>
    <style:style style:name="gr5" style:family="graphic" style:parent-style-name="standard">
      <style:graphic-properties draw:stroke="solid" svg:stroke-color="#000000" draw:fill="solid" draw:fill-color="#0084d1" fo:min-height="0.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8cm" fo:min-width="0.1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xml:id="id1" draw:id="id1" draw:layer="layout" svg:width="4cm" svg:height="0.962cm" svg:x="11.698cm" svg:y="11.738cm">
          <draw:text-box>
            <text:p text:style-name="P1">Novo</text:p>
          </draw:text-box>
        </draw:frame>
        <draw:frame draw:style-name="gr2" draw:text-style-name="P1" xml:id="id2" draw:id="id2" draw:layer="layout" svg:width="4cm" svg:height="0.962cm" svg:x="11.698cm" svg:y="13.888cm">
          <draw:text-box>
            <text:p text:style-name="P1">Admitido</text:p>
          </draw:text-box>
        </draw:frame>
        <draw:frame draw:style-name="gr3" draw:text-style-name="P1" xml:id="id3" draw:id="id3" draw:layer="layout" svg:width="4cm" svg:height="0.962cm" svg:x="11.698cm" svg:y="16.038cm">
          <draw:text-box>
            <text:p text:style-name="P1">Atribuído</text:p>
          </draw:text-box>
        </draw:frame>
        <draw:frame draw:style-name="gr4" draw:text-style-name="P1" xml:id="id4" draw:id="id4" draw:layer="layout" svg:width="4cm" svg:height="0.962cm" svg:x="11.698cm" svg:y="18.188cm">
          <draw:text-box>
            <text:p text:style-name="P1">Confirmado</text:p>
          </draw:text-box>
        </draw:frame>
        <draw:frame draw:style-name="gr5" draw:text-style-name="P1" xml:id="id5" draw:id="id5" draw:layer="layout" svg:width="4.002cm" svg:height="0.962cm" svg:x="11.698cm" svg:y="20.336cm">
          <draw:text-box>
            <text:p text:style-name="P1">Resolvido</text:p>
          </draw:text-box>
        </draw:frame>
        <draw:frame draw:style-name="gr6" xml:id="id6" draw:id="id6" draw:layer="layout" svg:width="2.542cm" svg:height="0.962cm" svg:x="3.4cm" svg:y="11.748cm">
          <draw:text-box>
            <text:p>Relator</text:p>
          </draw:text-box>
        </draw:frame>
        <draw:frame draw:style-name="gr7" xml:id="id7" draw:id="id7" draw:layer="layout" svg:width="2.792cm" svg:height="0.962cm" svg:x="3.4cm" svg:y="15cm">
          <draw:text-box>
            <text:p>Gerente</text:p>
          </draw:text-box>
        </draw:frame>
        <draw:frame draw:style-name="gr7" xml:id="id8" draw:id="id8" draw:layer="layout" svg:width="4.723cm" svg:height="0.962cm" svg:x="3.4cm" svg:y="19.4cm">
          <draw:text-box>
            <text:p>Desenvolvedor</text:p>
          </draw:text-box>
        </draw:frame>
        <draw:custom-shape draw:style-name="gr8" draw:text-style-name="P1" draw:layer="layout" svg:width="0.8cm" svg:height="0.8cm" svg:x="2.2cm" svg:y="11.8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0.8cm" svg:height="0.8cm" svg:x="2.2cm" svg:y="15.08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0.8cm" svg:height="0.8cm" svg:x="2.199cm" svg:y="19.48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1" draw:text-style-name="P1" draw:layer="layout" svg:x1="13.698cm" svg:y1="12.7cm" svg:x2="13.698cm" svg:y2="13.888cm" draw:start-shape="id1" draw:start-glue-point="2" draw:end-shape="id2" draw:end-glue-point="0" svg:d="m13698 12700v1188" svg:viewBox="0 0 1 1189">
          <text:p/>
        </draw:connector>
        <draw:connector draw:style-name="gr11" draw:text-style-name="P1" draw:layer="layout" svg:x1="13.698cm" svg:y1="14.85cm" svg:x2="13.698cm" svg:y2="16.038cm" draw:start-shape="id2" draw:start-glue-point="2" draw:end-shape="id3" draw:end-glue-point="0" svg:d="m13698 14850v1188" svg:viewBox="0 0 1 1189">
          <text:p/>
        </draw:connector>
        <draw:connector draw:style-name="gr11" draw:text-style-name="P1" draw:layer="layout" svg:x1="13.698cm" svg:y1="17cm" svg:x2="13.698cm" svg:y2="18.188cm" draw:start-shape="id3" draw:start-glue-point="2" draw:end-shape="id4" draw:end-glue-point="0" svg:d="m13698 17000v1188" svg:viewBox="0 0 1 1189">
          <text:p/>
        </draw:connector>
        <draw:connector draw:style-name="gr11" draw:text-style-name="P1" draw:layer="layout" svg:x1="13.698cm" svg:y1="19.15cm" svg:x2="13.699cm" svg:y2="20.336cm" draw:start-shape="id4" draw:start-glue-point="2" draw:end-shape="id5" draw:end-glue-point="0" svg:d="m13698 19150v593h1v593" svg:viewBox="0 0 2 1187">
          <text:p/>
        </draw:connector>
        <draw:connector draw:style-name="gr11" draw:text-style-name="P1" draw:layer="layout" svg:x1="5.942cm" svg:y1="12.229cm" svg:x2="11.698cm" svg:y2="12.219cm" draw:start-shape="id6" draw:start-glue-point="1" draw:end-shape="id1" draw:end-glue-point="3" svg:d="m5942 12229h2878v-10h2878" svg:viewBox="0 0 5757 11">
          <text:p/>
        </draw:connector>
        <draw:connector draw:style-name="gr11" draw:text-style-name="P1" draw:layer="layout" svg:x1="4.796cm" svg:y1="15cm" svg:x2="11.698cm" svg:y2="14.369cm" draw:start-shape="id7" draw:start-glue-point="0" draw:end-shape="id2" draw:end-glue-point="3" svg:d="m4796 15000v-631h6902" svg:viewBox="0 0 6903 632">
          <text:p/>
        </draw:connector>
        <draw:connector draw:style-name="gr11" draw:text-style-name="P1" draw:layer="layout" svg:x1="4.796cm" svg:y1="15.962cm" svg:x2="11.698cm" svg:y2="16.519cm" draw:start-shape="id7" draw:start-glue-point="2" draw:end-shape="id3" draw:end-glue-point="3" svg:d="m4796 15962v557h6902" svg:viewBox="0 0 6903 558">
          <text:p/>
        </draw:connector>
        <draw:connector draw:style-name="gr11" draw:text-style-name="P1" draw:layer="layout" svg:x1="5.761cm" svg:y1="20.362cm" svg:x2="11.698cm" svg:y2="20.817cm" draw:start-shape="id8" draw:start-glue-point="2" draw:end-shape="id5" draw:end-glue-point="3" svg:d="m5761 20362v500h4149v-45h1788" svg:viewBox="0 0 5938 501">
          <text:p/>
        </draw:connector>
        <draw:connector draw:style-name="gr11" draw:text-style-name="P1" draw:layer="layout" svg:x1="5.761cm" svg:y1="19.4cm" svg:x2="11.698cm" svg:y2="18.669cm" draw:start-shape="id8" draw:start-glue-point="0" draw:end-shape="id4" draw:end-glue-point="3" svg:d="m5761 19400v-731h5937" svg:viewBox="0 0 5938 7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7T14:43:53</meta:creation-date>
    <dc:date>2015-10-17T15:03:13</dc:date>
    <meta:editing-duration>PT14M43S</meta:editing-duration>
    <meta:editing-cycles>3</meta:editing-cycles>
    <meta:generator>LibreOffice/3.5$Linux_x86 LibreOffice_project/350m1$Build-2</meta:generator>
    <meta:document-statistic meta:object-count="20"/>
  </office:meta>
</office:document-meta>
</file>